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974f50f81523a8c24d24af79ade199d1.png"/>
  <manifest:file-entry manifest:media-type="image/png" manifest:full-path="Pictures/4888418bf37dc9992440e34ec21f4274.png"/>
  <manifest:file-entry manifest:media-type="image/png" manifest:full-path="Pictures/8988c0161dd5af8f198e09cde5a2a27e.png"/>
  <manifest:file-entry manifest:media-type="image/png" manifest:full-path="Pictures/df225459bb8c18991b518ec87999ccd5.png"/>
  <manifest:file-entry manifest:media-type="image/png" manifest:full-path="Pictures/a6945ec08696c94c052d0a1e58b9f278.png"/>
  <manifest:file-entry manifest:media-type="image/png" manifest:full-path="Pictures/2a117d9eb11105929f15f30a3743a31a.png"/>
  <manifest:file-entry manifest:media-type="image/png" manifest:full-path="Pictures/bab01dcd4f36b146ecabc1181e200d0a.png"/>
  <manifest:file-entry manifest:media-type="image/png" manifest:full-path="Pictures/1b1e1669fbbb68ce822c14f5974ea2c5.png"/>
  <manifest:file-entry manifest:media-type="image/png" manifest:full-path="Pictures/e8b15509485872d19736f36e975575f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0c7020c8300999e7f9dce16765bb6370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0c7020c8300999e7f9dce16765bb6370">
       <text:span text:style-name="T_a166147084ec7151ebf561247f08d94a">UMTS 2nd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974f50f81523a8c24d24af79ade199d1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4888418bf37dc9992440e34ec21f4274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8988c0161dd5af8f198e09cde5a2a27e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df225459bb8c18991b518ec87999ccd5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a6945ec08696c94c052d0a1e58b9f278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2a117d9eb11105929f15f30a3743a31a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bab01dcd4f36b146ecabc1181e200d0a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1b1e1669fbbb68ce822c14f5974ea2c5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e8b15509485872d19736f36e975575f1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2:01:06.000</dc:date>
    <dc:description>Sample 07 Description</dc:description>
    <dc:subject>Sample 07 Subject</dc:subject>
    <dc:title>Sample 07 Title</dc:title>
    <meta:creation-date>2015-04-16T02:01:06.000</meta:creation-date>
    <meta:initial-creator>HAT Developer</meta:initial-creator>
    <meta:keyword>office 2007 openxml libreoffice odt php</meta:keyword>
  </office:meta>
</office:document-meta>
</file>